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1cm"/>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cccccc" draw:textarea-horizontal-align="center" draw:textarea-vertical-align="middle"/>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standard">
      <style:graphic-properties draw:fill="solid" draw:fill-color="#33cc66" draw:textarea-horizontal-align="center" draw:textarea-vertical-align="middle"/>
    </style:style>
    <style:style style:name="gr24" style:family="graphic" style:parent-style-name="Связь">
      <style:graphic-properties svg:stroke-color="#008000" draw:marker-start="Стили_20_стрелок_20_2" draw:marker-end=""/>
    </style:style>
    <style:style style:name="gr25" style:family="graphic" style:parent-style-name="objectwithoutfill">
      <style:graphic-properties draw:stroke="dash" draw:stroke-dash="Fine_20_Dashed" svg:stroke-width="0.1cm" svg:stroke-color="#008000" draw:marker-start-width="0.35cm" draw:marker-end-width="0.35cm" draw:fill="none"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043cm" fo:text-align="center" fo:text-indent="0cm"/>
    </style:style>
    <style:style style:name="P3" style:family="paragraph">
      <style:paragraph-properties fo:margin-left="0cm" fo:margin-right="0.043cm" fo:text-align="center" fo:text-indent="0cm"/>
      <style:text-properties fo:font-size="15pt" style:font-size-asian="10pt" style:font-size-complex="10pt"/>
    </style:style>
    <style:style style:name="P4" style:family="paragraph">
      <style:paragraph-properties fo:margin-left="0cm" fo:margin-right="0.043cm" fo:text-align="center" fo:text-indent="0cm"/>
      <style:text-properties fo:font-size="15pt" fo:font-weight="bold" style:font-size-asian="10pt" style:font-size-complex="10pt"/>
    </style:style>
    <style:style style:name="P5" style:family="paragraph">
      <style:paragraph-properties fo:margin-left="0cm" fo:margin-right="0.043cm" fo:text-align="start" fo:text-indent="0cm"/>
      <style:text-properties fo:font-size="15pt" style:font-size-asian="10pt" style:font-size-complex="10pt"/>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font-weight="bold" style:font-weight-asian="bold" style:font-weight-complex="bold"/>
    </style:style>
    <style:style style:name="P10" style:family="paragraph">
      <style:paragraph-properties fo:margin-left="0cm" fo:margin-right="0.043cm" fo:text-align="center" fo:text-indent="0cm"/>
      <style:text-properties fo:font-size="15pt" fo:font-style="normal" style:font-size-asian="10pt" style:font-style-asian="normal" style:font-size-complex="10pt" style:font-style-complex="normal"/>
    </style:style>
    <style:style style:name="P11" style:family="paragraph">
      <style:text-properties fo:color="#0000ff" fo:font-size="24pt" fo:font-weight="bold" style:font-size-asian="24pt" style:font-weight-asian="bold" style:font-size-complex="24pt" style:font-weight-complex="bold"/>
    </style:style>
    <style:style style:name="P12" style:family="paragraph">
      <style:paragraph-properties fo:text-align="start"/>
    </style:style>
    <style:style style:name="P13" style:family="paragraph">
      <style:paragraph-properties fo:text-align="start"/>
      <style:text-properties fo:font-family="'Courier New'" style:font-family-generic="modern" style:font-pitch="fixed"/>
    </style:style>
    <style:style style:name="P14" style:family="paragraph">
      <style:paragraph-properties fo:text-align="center"/>
      <style:text-properties fo:font-style="italic" style:font-style-asian="italic" style:font-style-complex="italic"/>
    </style:style>
    <style:style style:name="P15" style:family="paragraph">
      <style:text-properties fo:font-style="italic" style:font-style-asian="italic" style:font-style-complex="italic"/>
    </style:style>
    <style:style style:name="P16" style:family="paragraph">
      <style:paragraph-properties fo:margin-left="0.4cm" fo:margin-right="0.2cm" fo:text-indent="1.229cm"/>
    </style:style>
    <style:style style:name="P17" style:family="paragraph">
      <style:paragraph-properties fo:margin-left="0.4cm" fo:margin-right="0.2cm" fo:text-indent="2.575cm"/>
    </style:style>
    <style:style style:name="P18" style:family="paragraph">
      <style:text-properties fo:color="#008000" fo:font-size="24pt" fo:font-weight="bold" style:font-size-asian="24pt" style:font-weight-asian="bold" style:font-size-complex="24pt" style:font-weight-complex="bold"/>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0" style:family="text">
      <style:text-properties fo:color="#000000"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4" style:family="text">
      <style:text-properties fo:color="#000000"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5" style:family="text">
      <style:text-properties fo:font-size="15pt" fo:font-style="normal" style:font-size-asian="10pt" style:font-style-asian="normal" style:font-size-complex="10pt" style:font-style-complex="normal"/>
    </style:style>
    <style:style style:name="T16" style:family="text">
      <style:text-properties fo:color="#0000ff" fo:font-size="24pt" fo:font-weight="bold" style:font-size-asian="24pt" style:font-weight-asian="bold" style:font-size-complex="24pt" style:font-weight-complex="bold"/>
    </style:style>
    <style:style style:name="T17" style:family="text">
      <style:text-properties fo:font-family="'Courier New'" style:font-family-generic="modern" style:font-pitch="fixe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0"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1"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2"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3"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4" style:family="text">
      <style:text-properties fo:color="#008000" fo:font-size="24pt" fo:font-weight="bold" style:font-size-asian="24pt" style:font-weight-asian="bold" style:font-size-complex="24pt" style:font-weight-complex="bold"/>
    </style:style>
    <style:style style:name="T2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58.658cm" svg:y1="91.337cm" svg:x2="56.35cm" svg:y2="83.2cm" draw:start-shape="id1" draw:start-glue-point="4" svg:d="m58658 91337-2308-8137">
          <text:p/>
        </draw:connector>
        <draw:custom-shape draw:style-name="gr2" draw:text-style-name="P3" draw:id="id10" draw:layer="layout" svg:width="9cm" svg:height="1.5cm" svg:x="34cm" svg:y="24.846cm">
          <text:p text:style-name="P2"><text:span text:style-name="T1">NONmandatory attribure </text:span></text:p>
          <text:p text:style-name="P2"><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8" draw:layer="layout" svg:width="10.2cm" svg:height="2.5cm" svg:x="21.5cm" svg:y="24.346cm">
          <text:p>Entity </text:p>
          <text:p>(name of row in a table)</text:p>
        </draw:rect>
        <draw:custom-shape draw:style-name="gr3" draw:text-style-name="P3" draw:id="id11" draw:layer="layout" svg:width="9cm" svg:height="1.5cm" svg:x="34cm" svg:y="22.946cm">
          <text:p text:style-name="P2"><text:span text:style-name="T1">Mandatory attribure </text:span></text:p>
          <text:p text:style-name="P2"><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12" draw:layer="layout" svg:width="9cm" svg:height="0.846cm" svg:x="34cm" svg:y="21.5cm">
          <text:p text:style-name="P2"><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5" draw:id="id9" draw:layer="layout" svg:width="9cm" svg:height="1cm" svg:x="34cm" svg:y="26.846cm">
          <text:p text:style-name="P2"><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3" draw:id="id7" draw:layer="layout" svg:width="9cm" svg:height="2cm" svg:x="34cm" svg:y="28.846cm">
          <text:p text:style-name="P2"><text:span text:style-name="T1">In language localizable attribute</text:span></text:p>
          <text:p text:style-name="P2"><text:span text:style-name="T2">(having different values </text:span></text:p>
          <text:p text:style-name="P2"><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2" draw:layer="layout" svg:width="4.5cm" svg:height="1.5cm" svg:x="49.5cm" svg:y="20.5cm">
          <text:p>Entity A</text:p>
        </draw:rect>
        <draw:rect draw:style-name="Заголовок_20_сущности" draw:id="id3" draw:layer="layout" svg:width="4.5cm" svg:height="1.5cm" svg:x="59cm" svg:y="20.5cm">
          <text:p>Entity B</text:p>
        </draw:rect>
        <draw:connector draw:style-name="gr7" draw:text-style-name="P1" draw:layer="layout" svg:x1="54cm" svg:y1="21.25cm" svg:x2="59cm" svg:y2="21.25cm" draw:start-shape="id2" draw:start-glue-point="1" draw:end-shape="id3" draw:end-glue-point="3" svg:d="m54000 21250h5000">
          <text:p/>
        </draw:connector>
        <draw:frame draw:style-name="gr8" draw:layer="layout" svg:width="4cm" svg:height="1.25cm" svg:x="54.5cm" svg:y="20.25cm">
          <draw:text-box>
            <text:p>relationship</text:p>
          </draw:text-box>
        </draw:frame>
        <draw:custom-shape draw:style-name="gr9" draw:text-style-name="P6" draw:layer="layout" svg:width="5cm" svg:height="5cm" svg:x="67cm" svg:y="19.5cm">
          <text:p text:style-name="P1"><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 draw:text-style-name="P1" draw:layer="layout" draw:type="curve" svg:x1="44.25cm" svg:y1="40.7cm" svg:x2="44.25cm" svg:y2="42.154cm" draw:start-shape="id4" draw:start-glue-point="2" draw:end-shape="id5" draw:end-glue-point="0" svg:d="m44250 40700v1454">
          <text:p/>
        </draw:connector>
        <draw:rect draw:style-name="Заголовок_20_сущности" draw:id="id6" draw:layer="layout" svg:width="5.5cm" svg:height="2cm" svg:x="41.5cm" svg:y="36.5cm">
          <text:p>Superclass </text:p>
          <text:p>entity</text:p>
        </draw:rect>
        <draw:connector draw:style-name="gr10" draw:text-style-name="P1" draw:layer="layout" draw:type="line" svg:x1="44.25cm" svg:y1="38.5cm" svg:x2="44.25cm" svg:y2="39.6cm" draw:start-shape="id6" draw:start-glue-point="2" draw:end-shape="id4" draw:end-glue-point="0" svg:d="m44250 38500v1100">
          <text:p/>
        </draw:connector>
        <draw:rect draw:style-name="Заголовок_20_сущности" draw:id="id5" draw:layer="layout" svg:width="6.226cm" svg:height="1.846cm" svg:x="41.137cm" svg:y="42.154cm">
          <text:p>Subclass </text:p>
          <text:p>entity</text:p>
        </draw:rect>
        <draw:frame draw:style-name="gr8"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 draw:text-style-name="P1" draw:layer="layout" draw:type="line" svg:x1="34cm" svg:y1="29.845cm" svg:x2="31.7cm" svg:y2="25.596cm" draw:start-shape="id7" draw:start-glue-point="5" draw:end-shape="id8" draw:end-glue-point="1" svg:d="m34000 29845-2300-4249">
          <text:p/>
        </draw:connector>
        <draw:connector draw:style-name="gr1" draw:text-style-name="P1" draw:layer="layout" draw:type="line" svg:x1="34cm" svg:y1="27.345cm" svg:x2="31.7cm" svg:y2="25.596cm" draw:start-shape="id9" draw:start-glue-point="5" draw:end-shape="id8" svg:d="m34000 27345-2300-1749">
          <text:p/>
        </draw:connector>
        <draw:connector draw:style-name="gr1" draw:text-style-name="P1" draw:layer="layout" draw:type="line" svg:x1="34cm" svg:y1="25.595cm" svg:x2="31.7cm" svg:y2="25.596cm" draw:start-shape="id10" draw:start-glue-point="5" draw:end-shape="id8" svg:d="m34000 25595-2300 1">
          <text:p/>
        </draw:connector>
        <draw:connector draw:style-name="gr1" draw:text-style-name="P1" draw:layer="layout" draw:type="line" svg:x1="34cm" svg:y1="23.695cm" svg:x2="31.7cm" svg:y2="25.596cm" draw:start-shape="id11" draw:start-glue-point="5" draw:end-shape="id8" svg:d="m34000 23695-2300 1901">
          <text:p/>
        </draw:connector>
        <draw:connector draw:style-name="gr1" draw:text-style-name="P1" draw:layer="layout" draw:type="line" svg:x1="34cm" svg:y1="21.922cm" svg:x2="31.7cm" svg:y2="25.596cm" draw:start-shape="id12" draw:start-glue-point="5" draw:end-shape="id8" svg:d="m34000 21922-2300 3674">
          <text:p/>
        </draw:connector>
        <draw:frame draw:style-name="gr8"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3">
          <draw:custom-shape draw:style-name="gr9" draw:text-style-name="P7" draw:layer="layout" svg:width="2cm" svg:height="2cm" svg:x="52.2cm" svg:y="32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2.5cm" svg:y="32.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54.2cm" svg:y1="33cm" svg:x2="56.7cm" svg:y2="33cm" draw:start-shape="id13" draw:start-glue-point="1" svg:d="m54200 33000h2500">
          <text:p/>
        </draw:connector>
        <draw:connector draw:style-name="gr12" draw:text-style-name="P1" draw:layer="layout" svg:x1="54.203cm" svg:y1="37cm" svg:x2="56.7cm" svg:y2="37cm" draw:start-shape="id14" draw:start-glue-point="1" svg:d="m54203 37000h2497">
          <text:p/>
        </draw:connector>
        <draw:connector draw:style-name="gr13" draw:text-style-name="P1" draw:layer="layout" svg:x1="54.2cm" svg:y1="35cm" svg:x2="56.7cm" svg:y2="35cm" draw:start-shape="id15" draw:start-glue-point="1" svg:d="m54200 35000h2500">
          <text:p/>
        </draw:connector>
        <draw:g draw:id="id15">
          <draw:custom-shape draw:style-name="gr9" draw:text-style-name="P7" draw:layer="layout" svg:width="2cm" svg:height="2cm" svg:x="52.2cm" svg:y="34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2.5cm" svg:y="34.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4">
          <draw:custom-shape draw:style-name="gr9" draw:text-style-name="P7" draw:layer="layout" svg:width="2cm" svg:height="2cm" svg:x="52.203cm" svg:y="3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2.503cm" svg:y="36.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52.2cm" svg:y1="33cm" svg:x2="49.725cm" svg:y2="33cm" draw:start-shape="id13" draw:start-glue-point="3" svg:d="m52200 33000h-2475">
          <text:p/>
        </draw:connector>
        <draw:connector draw:style-name="gr11" draw:text-style-name="P1" draw:layer="layout" svg:x1="52.203cm" svg:y1="37cm" svg:x2="49.725cm" svg:y2="37cm" draw:start-shape="id14" draw:start-glue-point="3" svg:d="m52203 37000h-2478">
          <text:p/>
        </draw:connector>
        <draw:connector draw:style-name="gr11" draw:text-style-name="P1" draw:layer="layout" svg:x1="52.2cm" svg:y1="35cm" svg:x2="49.725cm" svg:y2="35cm" draw:start-shape="id15" draw:start-glue-point="3" svg:d="m52200 35000h-2475">
          <text:p/>
        </draw:connector>
        <draw:g draw:id="id16">
          <draw:custom-shape draw:style-name="gr9" draw:text-style-name="P7" draw:layer="layout" svg:width="2cm" svg:height="2cm" svg:x="60.175cm" svg:y="32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0.475cm" svg:y="32.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62.175cm" svg:y1="33cm" svg:x2="64.675cm" svg:y2="33cm" draw:start-shape="id16" draw:start-glue-point="1" svg:d="m62175 33000h2500">
          <text:p/>
        </draw:connector>
        <draw:connector draw:style-name="gr12" draw:text-style-name="P1" draw:layer="layout" svg:x1="62.178cm" svg:y1="37cm" svg:x2="64.675cm" svg:y2="37cm" draw:start-shape="id17" draw:start-glue-point="1" svg:d="m62178 37000h2497">
          <text:p/>
        </draw:connector>
        <draw:connector draw:style-name="gr13" draw:text-style-name="P1" draw:layer="layout" svg:x1="62.175cm" svg:y1="35cm" svg:x2="64.675cm" svg:y2="35cm" draw:start-shape="id18" draw:start-glue-point="1" svg:d="m62175 35000h2500">
          <text:p/>
        </draw:connector>
        <draw:g draw:id="id18">
          <draw:custom-shape draw:style-name="gr9" draw:text-style-name="P7" draw:layer="layout" svg:width="2cm" svg:height="2cm" svg:x="60.175cm" svg:y="34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0.475cm" svg:y="34.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7">
          <draw:custom-shape draw:style-name="gr9" draw:text-style-name="P7" draw:layer="layout" svg:width="2cm" svg:height="2cm" svg:x="60.178cm" svg:y="3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0.478cm" svg:y="36.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0.175cm" svg:y1="33cm" svg:x2="57.7cm" svg:y2="33cm" draw:start-shape="id16" draw:start-glue-point="3" svg:d="m60175 33000h-2475">
          <text:p/>
        </draw:connector>
        <draw:connector draw:style-name="gr14" draw:text-style-name="P1" draw:layer="layout" svg:x1="60.178cm" svg:y1="37cm" svg:x2="57.7cm" svg:y2="37cm" draw:start-shape="id17" draw:start-glue-point="3" svg:d="m60178 37000h-2478">
          <text:p/>
        </draw:connector>
        <draw:connector draw:style-name="gr14" draw:text-style-name="P1" draw:layer="layout" svg:x1="60.175cm" svg:y1="35cm" svg:x2="57.7cm" svg:y2="35cm" draw:start-shape="id18" draw:start-glue-point="3" svg:d="m60175 35000h-2475">
          <text:p/>
        </draw:connector>
        <draw:g draw:id="id19">
          <draw:custom-shape draw:style-name="gr9" draw:text-style-name="P7" draw:layer="layout" svg:width="2cm" svg:height="2cm" svg:x="67.971cm" svg:y="32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8.271cm" svg:y="32.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69.971cm" svg:y1="33cm" svg:x2="72.471cm" svg:y2="33cm" draw:start-shape="id19" draw:start-glue-point="1" svg:d="m69971 33000h2500">
          <text:p/>
        </draw:connector>
        <draw:connector draw:style-name="gr12" draw:text-style-name="P1" draw:layer="layout" svg:x1="69.974cm" svg:y1="37cm" svg:x2="72.471cm" svg:y2="37cm" draw:start-shape="id20" draw:start-glue-point="1" svg:d="m69974 37000h2497">
          <text:p/>
        </draw:connector>
        <draw:connector draw:style-name="gr13" draw:text-style-name="P1" draw:layer="layout" svg:x1="69.971cm" svg:y1="35cm" svg:x2="72.471cm" svg:y2="35cm" draw:start-shape="id21" draw:start-glue-point="1" svg:d="m69971 35000h2500">
          <text:p/>
        </draw:connector>
        <draw:g draw:id="id21">
          <draw:custom-shape draw:style-name="gr9" draw:text-style-name="P7" draw:layer="layout" svg:width="2cm" svg:height="2cm" svg:x="67.971cm" svg:y="34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8.271cm" svg:y="34.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0">
          <draw:custom-shape draw:style-name="gr9" draw:text-style-name="P7" draw:layer="layout" svg:width="2cm" svg:height="2cm" svg:x="67.974cm" svg:y="3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8.274cm" svg:y="36.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7.971cm" svg:y1="33cm" svg:x2="65.496cm" svg:y2="33cm" draw:start-shape="id19" draw:start-glue-point="3" svg:d="m67971 33000h-2475">
          <text:p/>
        </draw:connector>
        <draw:connector draw:style-name="gr12" draw:text-style-name="P1" draw:layer="layout" svg:x1="67.974cm" svg:y1="37cm" svg:x2="65.496cm" svg:y2="37cm" draw:start-shape="id20" draw:start-glue-point="3" svg:d="m67974 37000h-2478">
          <text:p/>
        </draw:connector>
        <draw:connector draw:style-name="gr12" draw:text-style-name="P1" draw:layer="layout" svg:x1="67.971cm" svg:y1="35cm" svg:x2="65.496cm" svg:y2="35cm" draw:start-shape="id21" draw:start-glue-point="3" svg:d="m67971 35000h-2475">
          <text:p/>
        </draw:connector>
        <draw:line draw:style-name="gr1" draw:text-style-name="P1"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1" draw:layer="layout" svg:x1="54.203cm" svg:y1="38.96cm" svg:x2="56.7cm" svg:y2="38.96cm" draw:start-shape="id22" draw:start-glue-point="1" svg:d="m54203 38960h2497">
          <text:p/>
        </draw:connector>
        <draw:g draw:id="id22">
          <draw:custom-shape draw:style-name="gr9" draw:text-style-name="P7" draw:layer="layout" svg:width="2cm" svg:height="2cm" svg:x="52.203cm" svg:y="37.9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2.503cm" svg:y="38.2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52.203cm" svg:y1="38.96cm" svg:x2="49.725cm" svg:y2="38.96cm" draw:start-shape="id22" draw:start-glue-point="3" svg:d="m52203 38960h-2478">
          <text:p/>
        </draw:connector>
        <draw:connector draw:style-name="gr15" draw:text-style-name="P1" draw:layer="layout" svg:x1="62.178cm" svg:y1="38.96cm" svg:x2="64.675cm" svg:y2="38.96cm" draw:start-shape="id23" draw:start-glue-point="1" svg:d="m62178 38960h2497">
          <text:p/>
        </draw:connector>
        <draw:g draw:id="id23">
          <draw:custom-shape draw:style-name="gr9" draw:text-style-name="P7" draw:layer="layout" svg:width="2cm" svg:height="2cm" svg:x="60.178cm" svg:y="37.9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0.478cm" svg:y="38.2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1" draw:layer="layout" svg:x1="60.178cm" svg:y1="38.96cm" svg:x2="57.7cm" svg:y2="38.96cm" draw:start-shape="id23" draw:start-glue-point="3" svg:d="m60178 38960h-2478">
          <text:p/>
        </draw:connector>
        <draw:connector draw:style-name="gr15" draw:text-style-name="P1" draw:layer="layout" svg:x1="69.974cm" svg:y1="38.96cm" svg:x2="72.471cm" svg:y2="38.96cm" draw:start-shape="id24" draw:start-glue-point="1" svg:d="m69974 38960h2497">
          <text:p/>
        </draw:connector>
        <draw:g draw:id="id24">
          <draw:custom-shape draw:style-name="gr9" draw:text-style-name="P7" draw:layer="layout" svg:width="2cm" svg:height="2cm" svg:x="67.974cm" svg:y="37.9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8.274cm" svg:y="38.2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7.974cm" svg:y1="38.96cm" svg:x2="65.496cm" svg:y2="38.96cm" draw:start-shape="id24"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5">
          <draw:custom-shape draw:style-name="gr9" draw:text-style-name="P7" draw:layer="layout" svg:width="2cm" svg:height="2cm" svg:x="75.747cm" svg:y="32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6.047cm" svg:y="32.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1" draw:layer="layout" svg:x1="77.747cm" svg:y1="33cm" svg:x2="80.247cm" svg:y2="33cm" draw:start-shape="id25" draw:start-glue-point="1" svg:d="m77747 33000h2500">
          <text:p/>
        </draw:connector>
        <draw:connector draw:style-name="gr12" draw:text-style-name="P1" draw:layer="layout" svg:x1="77.75cm" svg:y1="37cm" svg:x2="80.247cm" svg:y2="37cm" draw:start-shape="id26" draw:start-glue-point="1" svg:d="m77750 37000h2497">
          <text:p/>
        </draw:connector>
        <draw:connector draw:style-name="gr13" draw:text-style-name="P1" draw:layer="layout" svg:x1="77.747cm" svg:y1="35cm" svg:x2="80.247cm" svg:y2="35cm" draw:start-shape="id27" draw:start-glue-point="1" svg:d="m77747 35000h2500">
          <text:p/>
        </draw:connector>
        <draw:g draw:id="id27">
          <draw:custom-shape draw:style-name="gr9" draw:text-style-name="P7" draw:layer="layout" svg:width="2cm" svg:height="2cm" svg:x="75.747cm" svg:y="34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6.047cm" svg:y="34.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6">
          <draw:custom-shape draw:style-name="gr9" draw:text-style-name="P7" draw:layer="layout" svg:width="2cm" svg:height="2cm" svg:x="75.75cm" svg:y="3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6.05cm" svg:y="36.3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75.747cm" svg:y1="33cm" svg:x2="73.272cm" svg:y2="33cm" draw:start-shape="id25" draw:start-glue-point="3" svg:d="m75747 33000h-2475">
          <text:p/>
        </draw:connector>
        <draw:connector draw:style-name="gr15" draw:text-style-name="P1" draw:layer="layout" svg:x1="75.75cm" svg:y1="37cm" svg:x2="73.272cm" svg:y2="37cm" draw:start-shape="id26" draw:start-glue-point="3" svg:d="m75750 37000h-2478">
          <text:p/>
        </draw:connector>
        <draw:connector draw:style-name="gr15" draw:text-style-name="P1" draw:layer="layout" svg:x1="75.747cm" svg:y1="35cm" svg:x2="73.272cm" svg:y2="35cm" draw:start-shape="id27" draw:start-glue-point="3" svg:d="m75747 35000h-2475">
          <text:p/>
        </draw:connector>
        <draw:connector draw:style-name="Связь_5f_0..1_5f_1..1" draw:layer="layout" svg:x1="73.276cm" svg:y1="28.435cm" svg:x2="80.276cm" svg:y2="28.435cm" svg:d="m73276 28435h7000">
          <text:p/>
        </draw:connector>
        <draw:connector draw:style-name="gr15" draw:text-style-name="P1" draw:layer="layout" svg:x1="77.75cm" svg:y1="38.96cm" svg:x2="80.247cm" svg:y2="38.96cm" draw:start-shape="id28" draw:start-glue-point="1" svg:d="m77750 38960h2497">
          <text:p/>
        </draw:connector>
        <draw:g draw:id="id28">
          <draw:custom-shape draw:style-name="gr9" draw:text-style-name="P7" draw:layer="layout" svg:width="2cm" svg:height="2cm" svg:x="75.75cm" svg:y="37.9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76.05cm" svg:y="38.26cm">
            <text:p text:style-name="P1"><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75.75cm" svg:y1="38.96cm" svg:x2="73.272cm" svg:y2="38.96cm" draw:start-shape="id28"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1" draw:id="id4"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6cm" svg:y="33.5cm">
          <text:p><text:span text:style-name="T8">Primary Key </text:span></text:p>
          <text:p><text:span text:style-name="T8"/></text:p>
          <text:p><text:span text:style-name="T9">Foreign Key</text:span></text:p>
          <text:p><text:span text:style-name="T10">Codifier (C)</text:span></text:p>
          <text:p><text:span text:style-name="T10">Field</text:span></text:p>
          <text:p><text:span text:style-name="T11">Field [length constraint]</text:span></text:p>
        </draw:rect>
        <draw:rect draw:style-name="gr18" draw:text-style-name="P8" draw:layer="layout" svg:width="14.758cm" svg:height="1cm" svg:x="16cm" svg:y="32.5cm">
          <text:p text:style-name="P1"><text:span text:style-name="T12">Entity</text:span></text:p>
        </draw:rect>
        <draw:rect draw:style-name="Свойства_20_атрибутов" draw:layer="layout" svg:width="1cm" svg:height="5.484cm" svg:x="30.758cm" svg:y="33.5cm">
          <text:p><text:span text:style-name="T11">#</text:span></text:p>
          <text:p><text:span text:style-name="T11"/></text:p>
          <text:p><text:span text:style-name="T11">*</text:span></text:p>
          <text:p><text:span text:style-name="T10">*</text:span></text:p>
          <text:p><text:span text:style-name="T11">o</text:span></text:p>
          <text:p><text:span text:style-name="T11">o</text:span></text:p>
        </draw:rect>
        <draw:connector draw:style-name="gr1" draw:text-style-name="P1" draw:layer="layout" draw:type="line" svg:x1="60.599cm" svg:y1="93.33cm" svg:x2="56.35cm" svg:y2="83.2cm" draw:start-shape="id29" draw:start-glue-point="4" draw:end-shape="id30" draw:end-glue-point="2" svg:d="m60599 93330-4249-10130">
          <text:p/>
        </draw:connector>
        <draw:connector draw:style-name="gr1" draw:text-style-name="P1" draw:layer="layout" draw:type="line" svg:x1="62.599cm" svg:y1="95.085cm" svg:x2="56.35cm" svg:y2="83.2cm" draw:start-shape="id31" draw:start-glue-point="4" draw:end-shape="id30" draw:end-glue-point="2" svg:d="m62599 95085-6249-11885">
          <text:p/>
        </draw:connector>
        <draw:connector draw:style-name="gr1" draw:text-style-name="P1" draw:layer="layout" draw:type="line" svg:x1="56.599cm" svg:y1="89.523cm" svg:x2="56.35cm" svg:y2="83.2cm" draw:start-shape="id32" draw:start-glue-point="4" draw:end-shape="id30" draw:end-glue-point="2" svg:d="m56599 89523-249-6323">
          <text:p/>
        </draw:connector>
        <draw:connector draw:style-name="gr1" draw:text-style-name="P1" draw:layer="layout" draw:type="line" svg:x1="56.35cm" svg:y1="83.2cm" svg:x2="54.599cm" svg:y2="87.611cm" draw:start-shape="id30" draw:start-glue-point="2" draw:end-shape="id33" draw:end-glue-point="4" svg:d="m56350 83200-1751 4411">
          <text:p/>
        </draw:connector>
        <draw:custom-shape draw:style-name="gr4" draw:text-style-name="P4" draw:id="id39" draw:layer="layout" svg:width="9cm" svg:height="1.604cm" svg:x="48.1cm" svg:y="85.7cm">
          <text:p text:style-name="P2"><text:span text:style-name="T3">Code (ISO 639-3) of language</text:span></text:p>
          <text:p text:style-name="P2"><text:span text:style-name="T3">(that is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0" draw:text-style-name="P1" draw:layer="layout" draw:type="line" svg:x1="42.85cm" svg:y1="57.741cm" svg:x2="42.85cm" svg:y2="60cm" draw:start-shape="id34" draw:start-glue-point="2" draw:end-shape="id35" draw:end-glue-point="0" svg:d="m42850 57741v2259">
          <text:p/>
        </draw:connector>
        <draw:rect draw:style-name="Список_20_атрибутов_20_сущносей" draw:id="id34" draw:layer="layout" svg:width="12.5cm" svg:height="3.241cm" svg:x="36.6cm" svg:y="54.5cm">
          <text:p><text:span text:style-name="T13">Name</text:span></text:p>
          <text:p><text:span text:style-name="T13">Entity</text:span></text:p>
          <text:p><text:span text:style-name="T13">Dascription</text:span></text:p>
          <text:p><text:span text:style-name="T13">Comments</text:span></text:p>
        </draw:rect>
        <draw:rect draw:style-name="gr18" draw:text-style-name="P8" draw:layer="layout" svg:width="12.5cm" svg:height="1cm" svg:x="36.6cm" svg:y="53.5cm">
          <text:p text:style-name="P1"><text:span text:style-name="T12">Named</text:span></text:p>
        </draw:rect>
        <draw:rect draw:style-name="Свойства_20_атрибутов" draw:layer="layout" svg:width="1cm" svg:height="3.241cm" svg:x="49.1cm" svg:y="54.5cm">
          <text:p><text:span text:style-name="T11">*</text:span></text:p>
          <text:p><text:span text:style-name="T11">*</text:span></text:p>
          <text:p><text:span text:style-name="T11">о</text:span></text:p>
          <text:p><text:span text:style-name="T11">о</text:span></text:p>
        </draw:rect>
        <draw:path draw:style-name="gr17" draw:text-style-name="P1" draw:id="id35" draw:layer="layout" svg:width="2.099cm" svg:height="1.099cm" svg:x="41.8cm" svg:y="60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0" draw:text-style-name="P1" draw:layer="layout" draw:type="curve" svg:x1="56.35cm" svg:y1="74.279cm" svg:x2="43.399cm" svg:y2="61.1cm" draw:start-shape="id36" draw:start-glue-point="0" draw:end-shape="id35" draw:end-glue-point="4" svg:d="m56350 74279c0-9847-12951-3258-12951-13179">
          <text:p/>
        </draw:connector>
        <draw:rect draw:style-name="Список_20_атрибутов_20_сущносей" draw:text-style-name="P9" draw:id="id38" draw:layer="layout" svg:width="12cm" svg:height="3.241cm" svg:x="62.6cm" svg:y="68.7cm">
          <draw:glue-point draw:id="4" svg:x="3.333cm" svg:y="5.004cm"/>
          <draw:glue-point draw:id="5" svg:x="-2.916cm" svg:y="5.004cm"/>
          <text:p><text:span text:style-name="T14">Code (ISO 639-3) of language</text:span></text:p>
        </draw:rect>
        <draw:rect draw:style-name="gr18" draw:text-style-name="P8" draw:layer="layout" svg:width="12cm" svg:height="1cm" svg:x="62.6cm" svg:y="67.7cm">
          <text:p text:style-name="P1"><text:span text:style-name="T12">Language</text:span></text:p>
        </draw:rect>
        <draw:rect draw:style-name="Свойства_20_атрибутов" draw:layer="layout" svg:width="1cm" svg:height="3.241cm" svg:x="74.6cm" svg:y="68.7cm">
          <text:p><text:span text:style-name="T11">#</text:span></text:p>
        </draw:rect>
        <draw:rect draw:style-name="gr18" draw:text-style-name="P8" draw:id="id36" draw:layer="layout" svg:width="12.5cm" svg:height="1cm" svg:x="50.1cm" svg:y="74.279cm">
          <text:p text:style-name="P1"><text:span text:style-name="T12">Named in language</text:span></text:p>
        </draw:rect>
        <draw:rect draw:style-name="gr18" draw:text-style-name="P8" draw:id="id30" draw:layer="layout" svg:width="12.5cm" svg:height="1cm" svg:x="50.1cm" svg:y="82.2cm">
          <text:p text:style-name="P1"><text:span text:style-name="T12">Named language</text:span></text:p>
        </draw:rect>
        <draw:connector draw:style-name="gr10" draw:text-style-name="P1" draw:layer="layout" draw:type="line" svg:x1="56.35cm" svg:y1="75.279cm" svg:x2="56.35cm" svg:y2="77.718cm" draw:start-shape="id36" draw:start-glue-point="2" draw:end-shape="id37" draw:end-glue-point="0" svg:d="m56350 75279v2439">
          <text:p/>
        </draw:connector>
        <draw:path draw:style-name="gr17" draw:text-style-name="P1" draw:id="id37" draw:layer="layout" svg:width="2.099cm" svg:height="1.099cm" svg:x="55.3cm" svg:y="77.718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0" draw:text-style-name="P1" draw:layer="layout" draw:type="curve" svg:x1="56.35cm" svg:y1="82.2cm" svg:x2="56.35cm" svg:y2="78.818cm" draw:start-shape="id30" draw:start-glue-point="0" draw:end-shape="id37" draw:end-glue-point="2" svg:d="m56350 82200v-3382">
          <text:p/>
        </draw:connector>
        <draw:connector draw:style-name="Связь_5f_1..1_5f_0..N" draw:layer="layout" svg:x1="65.101cm" svg:y1="71.941cm" svg:x2="62.6cm" svg:y2="74.779cm" draw:start-shape="id38" draw:start-glue-point="5" draw:end-shape="id36" draw:end-glue-point="1" svg:d="m65101 71941v2838h-2501">
          <text:p/>
        </draw:connector>
        <draw:custom-shape draw:style-name="gr4" draw:text-style-name="P4" draw:id="id33" draw:layer="layout" svg:width="9cm" svg:height="1.604cm" svg:x="50.1cm" svg:y="87.611cm">
          <text:p text:style-name="P2"><text:span text:style-name="T3">Code (ISO 639-3) of language, </text:span></text:p>
          <text:p text:style-name="P2"><text:span text:style-name="T3">in which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6.35cm" svg:y1="83.2cm" svg:x2="52.599cm" svg:y2="85.7cm" draw:start-shape="id30" draw:start-glue-point="2" draw:end-shape="id39" draw:end-glue-point="4" svg:d="m56350 83200-3751 2500">
          <text:p/>
        </draw:connector>
        <draw:custom-shape draw:style-name="gr3" draw:text-style-name="P10" draw:id="id32" draw:layer="layout" svg:width="9cm" svg:height="1.5cm" svg:x="52.1cm" svg:y="89.523cm">
          <text:p text:style-name="P2"><text:span text:style-name="T15">Na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0" draw:id="id29" draw:layer="layout" svg:width="9cm" svg:height="1.5cm" svg:x="56.1cm" svg:y="93.33cm">
          <text:p text:style-name="P2"><text:span text:style-name="T15">Descrip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0" draw:id="id31" draw:layer="layout" svg:width="9cm" svg:height="1.5cm" svg:x="58.1cm" svg:y="95.085cm">
          <text:p text:style-name="P2"><text:span text:style-name="T15">Commen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0" draw:text-style-name="P1" draw:layer="layout" draw:type="curve" svg:x1="31.16cm" svg:y1="72.889cm" svg:x2="42.401cm" svg:y2="61.1cm" draw:end-shape="id35" draw:end-glue-point="5" svg:d="m31160 72889c0-8428 11241-2534 11241-11789">
          <text:p/>
        </draw:connector>
        <draw:connector draw:style-name="gr10" draw:text-style-name="P1" draw:layer="layout" draw:type="curve" draw:line-skew="-11.946cm" svg:x1="32.5cm" svg:y1="112cm" svg:x2="55.901cm" svg:y2="78.818cm" draw:start-shape="id40" draw:start-glue-point="0" draw:end-shape="id37" draw:end-glue-point="5" svg:d="m32500 112000c0-42768 23401-26177 23401-33182">
          <text:p/>
        </draw:connector>
        <draw:polyline draw:style-name="gr19" draw:text-style-name="P1" draw:layer="layout" svg:width="19.499cm" svg:height="8.999cm" svg:x="32.4cm" svg:y="50cm" svg:viewBox="0 0 19500 9000" draw:points="0,500 19500,500 19500,9000 500,9000 500,0">
          <text:p/>
        </draw:polyline>
        <draw:frame draw:style-name="gr20" draw:text-style-name="P11" draw:layer="layout" svg:width="7cm" svg:height="1.75cm" svg:x="33.6cm" svg:y="51.1cm">
          <draw:text-box>
            <text:p><text:span text:style-name="T16">Package: Name</text:span></text:p>
          </draw:text-box>
        </draw:frame>
        <draw:polyline draw:style-name="gr19" draw:text-style-name="P1" draw:layer="layout" svg:width="37.499cm" svg:height="34.229cm" svg:x="41.6cm" svg:y="64.1cm" svg:viewBox="0 0 37500 34230" draw:points="0,1902 37500,1902 37500,34230 962,34230 962,0">
          <text:p/>
        </draw:polyline>
        <draw:frame draw:style-name="gr20" draw:text-style-name="P11" draw:layer="layout" svg:width="11cm" svg:height="1.75cm" svg:x="52.1cm" svg:y="66.35cm">
          <draw:text-box>
            <text:p><text:span text:style-name="T16">Package: Language</text:span></text:p>
          </draw:text-box>
        </draw:frame>
        <draw:custom-shape draw:style-name="gr4" draw:text-style-name="P4" draw:id="id41" draw:layer="layout" svg:width="9cm" svg:height="1.604cm" svg:x="43.8cm" svg:y="77.496cm">
          <text:p text:style-name="P2"><text:span text:style-name="T3">Code (ISO 639-3) of language, </text:span></text:p>
          <text:p text:style-name="P2"><text:span text:style-name="T3">in which name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0.1cm" svg:y1="74.779cm" svg:x2="48.299cm" svg:y2="77.496cm" draw:start-shape="id36" draw:start-glue-point="3" draw:end-shape="id41" draw:end-glue-point="4" svg:d="m50100 74779-1801 2717">
          <text:p/>
        </draw:connector>
        <draw:connector draw:style-name="Связь_5f_1..1_5f_0..N" draw:layer="layout" svg:x1="68.6cm" svg:y1="71.941cm" svg:x2="62.6cm" svg:y2="82.7cm" draw:start-shape="id38" draw:end-shape="id30" draw:end-glue-point="1" svg:d="m68600 71941v10759h-6000">
          <text:p/>
        </draw:connector>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custom-shape draw:style-name="gr3" draw:text-style-name="P10" draw:id="id1" draw:layer="layout" svg:width="9cm" svg:height="1.5cm" svg:x="54.159cm" svg:y="91.337cm">
          <text:p text:style-name="P2"><text:span text:style-name="T15">Entit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olyline draw:style-name="gr19" draw:text-style-name="P1" draw:layer="layout" svg:width="65.999cm" svg:height="71.729cm" svg:x="18.5cm" svg:y="101.77cm" svg:viewBox="0 0 66000 71730" draw:points="0,3986 66000,3986 66000,71730 1693,71730 1693,0">
          <text:p/>
        </draw:polyline>
        <draw:frame draw:style-name="gr20" draw:text-style-name="P11" draw:layer="layout" svg:width="11cm" svg:height="1.75cm" svg:x="72.5cm" svg:y="105.25cm">
          <draw:text-box>
            <text:p><text:span text:style-name="T16">Package: Codifier</text:span></text:p>
          </draw:text-box>
        </draw:frame>
        <draw:rect draw:style-name="gr21" draw:text-style-name="P13" draw:layer="layout" svg:width="45.5cm" svg:height="32.1cm" svg:x="33.5cm" svg:y="139.9cm">
          <text:p text:style-name="P12"><text:span text:style-name="T17">FUNCTION make_codifier_from_plaincode_w_values(</text:span></text:p>
          <text:p text:style-name="P12"><text:span text:style-name="T17"><text:s text:c="10"/></text:span><text:span text:style-name="T17">par_reidentify boolean</text:span></text:p>
          <text:p text:style-name="P12"><text:span text:style-name="T17"><text:s text:c="8"/></text:span><text:span text:style-name="T17">, par_cf_id integer</text:span></text:p>
          <text:p text:style-name="P12"><text:span text:style-name="T17"><text:s text:c="8"/></text:span><text:span text:style-name="T17">, par_cf_new_type code_type</text:span></text:p>
          <text:p text:style-name="P12"><text:span text:style-name="T17"><text:s text:c="8"/></text:span><text:span text:style-name="T17">, par_cf_dflt_codestr varchar</text:span></text:p>
          <text:p text:style-name="P12"><text:span text:style-name="T17"><text:s text:c="8"/></text:span><text:span text:style-name="T17">, VARIADIC par_codes_array code_construction_input[] -- par_cf_dflt_codestr must persist in this array</text:span></text:p>
          <text:p text:style-name="P12"><text:span text:style-name="T17"><text:s text:c="8"/></text:span><text:span text:style-name="T17">) RETURNS codifier_id;</text:span></text:p>
          <text:p text:style-name="P12"><text:span text:style-name="T17">FUNCTION new_codifier_w_subcodes(</text:span></text:p>
          <text:p text:style-name="P12"><text:span text:style-name="T17"><text:s text:c="10"/></text:span><text:span text:style-name="T17">par_supercf_name varchar</text:span></text:p>
          <text:p text:style-name="P12"><text:span text:style-name="T17"><text:s text:c="8"/></text:span><text:span text:style-name="T17">, par_cf_construct code_construction_input</text:span></text:p>
          <text:p text:style-name="P12"><text:span text:style-name="T17"><text:s text:c="8"/></text:span><text:span text:style-name="T17">, par_cf_dflt_codestr varchar</text:span></text:p>
          <text:p text:style-name="P12"><text:span text:style-name="T17"><text:s text:c="8"/></text:span><text:span text:style-name="T17">, VARIADIC par_codes_array code_construction_input</text:span><text:span text:style-name="T17">[] -- par_cf_dflt_codestr must persist in this array</text:span></text:p>
          <text:p text:style-name="P12"><text:span text:style-name="T17"><text:s text:c="8"/></text:span><text:span text:style-name="T17">) RETURNS codifier_id</text:span><text:span text:style-name="T17">;</text:span></text:p>
          <text:p text:style-name="P12"><text:span text:style-name="T17">FUNCTION add_subcodes_under_codifier_byid(</text:span></text:p>
          <text:p text:style-name="P12"><text:span text:style-name="T17"><text:s text:c="10"/></text:span><text:span text:style-name="T17">par_cf_id integer</text:span></text:p>
          <text:p text:style-name="P12"><text:span text:style-name="T17"><text:s text:c="8"/></text:span><text:span text:style-name="T17">, par_cf_dflt_codestr varchar</text:span></text:p>
          <text:p text:style-name="P12"><text:span text:style-name="T17"><text:s text:c="8"/></text:span><text:span text:style-name="T17">, VARIADIC par_codes_array code_construction_input[] -- par_cf_dflt_codestr must persist in this array</text:span></text:p>
          <text:p text:style-name="P12"><text:span text:style-name="T17"><text:s text:c="8"/></text:span><text:span text:style-name="T17">) RETURNS codifier_id; </text:span></text:p>
          <text:p text:style-name="P12"><text:span text:style-name="T17">FUNCTION make_codifier_from_plaincode(</text:span></text:p>
          <text:p text:style-name="P12"><text:span text:style-name="T17"><text:s text:c="10"/></text:span><text:span text:style-name="T17">par_reidentify boolean</text:span></text:p>
          <text:p text:style-name="P12"><text:span text:style-name="T17"><text:s text:c="8"/></text:span><text:span text:style-name="T17">, par_cf_id integer</text:span></text:p>
          <text:p text:style-name="P12"><text:span text:style-name="T17"><text:s text:c="8"/></text:span><text:span text:style-name="T17">, par_cf_new_type code_type</text:span></text:p>
          <text:p text:style-name="P12"><text:span text:style-name="T17"><text:s text:c="8"/></text:span><text:span text:style-name="T17">) RETURNS codifier_id;</text:span></text:p>
          <text:p text:style-name="P12"><text:span text:style-name="T17">FUNCTION add_subcodes_under_codifier_bystr(</text:span></text:p>
          <text:p text:style-name="P12"><text:span text:style-name="T17"><text:s text:c="10"/></text:span><text:span text:style-name="T17">par_cf_name varchar</text:span></text:p>
          <text:p text:style-name="P12"><text:span text:style-name="T17"><text:s text:c="8"/></text:span><text:span text:style-name="T17">, par_cf_dflt_codestr varchar</text:span></text:p>
          <text:p text:style-name="P12"><text:span text:style-name="T17"><text:s text:c="8"/></text:span><text:span text:style-name="T17">, VARIADIC par_codes_array code_construction_input[] -- par_cf_dflt_codestr must persist in this array</text:span></text:p>
          <text:p text:style-name="P12"><text:span text:style-name="T17"><text:s text:c="8"/></text:span><text:span text:style-name="T17">) RETURNS codifier_id;</text:span></text:p>
          <text:p text:style-name="P12"><text:span text:style-name="T17">FUNCTION bind_code_to_codifier(par_code_id integer, par_codifier_id integer, par_dflt boolean) RETURNS boolean;</text:span></text:p>
          <text:p text:style-name="P12"><text:span text:style-name="T17">FUNCTION new_code(par_code_construct code_construction_input, par_super_code_id integer) RETURNS code_id;</text:span></text:p>
          <text:p text:style-name="P12"><text:span text:style-name="T17">FUNCTION new_codifier(par_code_construct code_construction_input, par_super_code_id integer) RETURNS code_id;</text:span></text:p>
          <text:p text:style-name="P12"><text:span text:style-name="T17">FUNCTION remove_subcodes_by_codifierid(par_c integer, par_cascade boolean, par_greedy boolean) RETURNS rows_deleted;</text:span></text:p>
          <text:p text:style-name="P12"><text:span text:style-name="T17">FUNCTION remove_codifier_w_subcodes_byid(par_c integer, par_cascade boolean, par_greedy boolean)</text:span><text:span text:style-name="T17"> RETURNS rows_deleted</text:span><text:span text:style-name="T17">;</text:span></text:p>
          <text:p text:style-name="P12"><text:span text:style-name="T17">FUNCTION remove_codifier_bystr(if_exists boolean, par_cf varchar) RETURNS rows_deleted</text:span><text:span text:style-name="T17">;</text:span></text:p>
          <text:p text:style-name="P12"><text:span text:style-name="T17">FUNCTION remove_code_byid(par_c integer) RETURNS rows_deleted</text:span><text:span text:style-name="T17">;</text:span></text:p>
          <text:p text:style-name="P12"><text:span text:style-name="T17">FUNCTION remove_code_bystr(if_exists boolean, par_cf varchar, par_c varchar) RETURNS rows_deleted</text:span><text:span text:style-name="T17">;</text:span></text:p>
          <text:p text:style-name="P12"><text:span text:style-name="T17">FUNCTION get_alldepths_subcodes_of_codifier(par_cf_id integer) RETURNS </text:span><text:span text:style-name="T17">SET OF code_id;</text:span></text:p>
          <text:p text:style-name="P12"><text:span text:style-name="T17">FUNCTION get_codes_of_codifier_byid(par_codifier_id integer) RETURNS </text:span><text:span text:style-name="T17">SET OF codes;</text:span></text:p>
          <text:p text:style-name="P12"><text:span text:style-name="T17">FUNCTION get_codes_of_codifier_bystr(par_codifier_name varchar) RETURNS </text:span><text:span text:style-name="T17">SET OF codes</text:span><text:span text:style-name="T17">;</text:span></text:p>
          <text:p text:style-name="P12"><text:span text:style-name="T17">FUNCTION get_codifiers_of_code_byid(par_code_id integer) RETURNS </text:span><text:span text:style-name="T17">SET OF codes</text:span><text:span text:style-name="T17">;</text:span></text:p>
          <text:p text:style-name="P12"><text:span text:style-name="T17">FUNCTION type_of_code(par_code_id integer) RETURNS code_type;</text:span></text:p>
          <text:p text:style-name="P12"><text:span text:style-name="T17">FUNCTION get_code_by_codeid(par_code_id integer) RETURNS codes;</text:span></text:p>
          <text:p text:style-name="P12"><text:span text:style-name="T17">FUNCTION get_nonplaincode_by_codestr(par_codifier varchar) RETURNS codes</text:span><text:span text:style-name="T17">;</text:span></text:p>
          <text:p text:style-name="P12"><text:span text:style-name="T17">FUNCTION get_codified_view_by_codestr(par_codifier varchar, par_code varchar) RETURNS codes</text:span><text:span text:style-name="T17">;</text:span></text:p>
          <text:p text:style-name="P12"><text:span text:style-name="T17">FUNCTION codifier_default_code_byid(par_if_exists boolean, par_cf_id integer) RETURNS code_id;</text:span></text:p>
          <text:p text:style-name="P12"><text:span text:style-name="T17">FUNCTION codifier_default_code_bystr(par_if_exists boolean, par_cf_name varchar) RETURNS code_id;</text:span></text:p>
        </draw:rect>
        <draw:custom-shape draw:style-name="gr22" draw:text-style-name="P14" draw:layer="layout" svg:width="28cm" svg:height="7.5cm" svg:x="34cm" svg:y="4.5cm">
          <text:p><text:span text:style-name="T18">Copyright (C) 2010 Andrejs Sisojevs &lt;andrejs.sisojevs@nextmail.ru&gt;</text:span></text:p>
          <text:p><text:span text:style-name="T18"/></text:p>
          <text:p><text:span text:style-name="T18">All rights reserved.</text:span></text:p>
          <text:p><text:span text:style-name="T18"/></text:p>
          <text:p><text:span text:style-name="T18">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44" draw:layer="layout" svg:width="7.5cm" svg:height="8cm" svg:x="48.5cm" svg:y="113cm">
          <draw:glue-point draw:id="4" svg:x="-5cm" svg:y="-3.701cm"/>
          <draw:glue-point draw:id="5" svg:x="-5cm" svg:y="-1.017cm"/>
          <draw:glue-point draw:id="6" svg:x="3.333cm" svg:y="5cm"/>
          <text:p><text:span text:style-name="T19">Code ID</text:span><text:span text:style-name="T20"> </text:span></text:p>
          <text:p><text:span text:style-name="T21">Code type</text:span></text:p>
          <text:p><text:span text:style-name="T21">Code text</text:span></text:p>
          <text:p><text:span text:style-name="T21">Additonal field 1</text:span></text:p>
          <text:p><text:span text:style-name="T21">Additonal field 2</text:span></text:p>
          <text:p><text:span text:style-name="T21">Additonal field 3</text:span></text:p>
          <text:p><text:span text:style-name="T21">Additonal field 4</text:span></text:p>
          <text:p><text:span text:style-name="T21">Additonal field 5</text:span></text:p>
        </draw:rect>
        <draw:rect draw:style-name="gr18" draw:text-style-name="P8" draw:id="id47" draw:layer="layout" svg:width="7.5cm" svg:height="1cm" svg:x="48.5cm" svg:y="112cm">
          <draw:glue-point draw:id="4" svg:x="3.333cm" svg:y="-5cm"/>
          <text:p text:style-name="P1"><text:span text:style-name="T12">Code</text:span></text:p>
        </draw:rect>
        <draw:rect draw:style-name="Свойства_20_атрибутов" draw:id="id50" draw:layer="layout" svg:width="1cm" svg:height="8cm" svg:x="56cm" svg:y="113cm">
          <text:p><text:span text:style-name="T11">#</text:span></text:p>
          <text:p><text:span text:style-name="T11">*</text:span></text:p>
          <text:p><text:span text:style-name="T11">*</text:span></text:p>
          <text:p><text:span text:style-name="T11">o</text:span></text:p>
          <text:p><text:span text:style-name="T11">o</text:span></text:p>
          <text:p><text:span text:style-name="T11">o</text:span></text:p>
          <text:p><text:span text:style-name="T11">o</text:span></text:p>
          <text:p><text:span text:style-name="T11">o</text:span></text:p>
        </draw:rect>
        <draw:connector draw:style-name="gr13" draw:text-style-name="P1" draw:layer="layout" svg:x1="43.741cm" svg:y1="117cm" svg:x2="40cm" svg:y2="117cm" draw:start-shape="id42" draw:start-glue-point="3" draw:end-shape="id43" draw:end-glue-point="1" svg:d="m43741 117000h-3741">
          <text:p/>
        </draw:connector>
        <draw:g draw:id="id42">
          <draw:custom-shape draw:style-name="gr9" draw:text-style-name="P7" draw:layer="layout" svg:width="2cm" svg:height="2cm" svg:x="43.741cm" svg:y="116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4.041cm" svg:y="116.3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1" draw:layer="layout" svg:x1="45.741cm" svg:y1="117cm" svg:x2="48.5cm" svg:y2="117cm" draw:start-shape="id42" draw:start-glue-point="1" draw:end-shape="id44" svg:d="m45741 117000h2759">
          <text:p/>
        </draw:connector>
        <draw:rect draw:style-name="Список_20_атрибутов_20_сущносей" draw:text-style-name="P15" draw:id="id49" draw:layer="layout" svg:width="12cm" svg:height="3cm" svg:x="64cm" svg:y="116cm">
          <draw:glue-point draw:id="4" svg:x="-5cm" svg:y="-3.701cm"/>
          <draw:glue-point draw:id="5" svg:x="-5cm" svg:y="-1.017cm"/>
          <draw:glue-point draw:id="6" svg:x="3.333cm" svg:y="5cm"/>
          <text:p><text:span text:style-name="T22">Supercode ID</text:span><text:span text:style-name="T23"> </text:span></text:p>
          <text:p><text:span text:style-name="T22">Subcode ID</text:span></text:p>
          <text:p><text:span text:style-name="T23">Default code</text:span></text:p>
        </draw:rect>
        <draw:rect draw:style-name="Свойства_20_атрибутов" draw:layer="layout" svg:width="1cm" svg:height="3cm" svg:x="76cm" svg:y="116cm">
          <text:p><text:span text:style-name="T11">#</text:span></text:p>
          <text:p><text:span text:style-name="T11">#</text:span></text:p>
          <text:p><text:span text:style-name="T11">*</text:span></text:p>
        </draw:rect>
        <draw:connector draw:style-name="gr13" draw:text-style-name="P1" draw:layer="layout" svg:x1="70cm" svg:y1="108.5cm" svg:x2="70cm" svg:y2="114cm" draw:start-shape="id45" draw:start-glue-point="2" draw:end-shape="id46" draw:end-glue-point="0" svg:d="m70000 108500v5500">
          <text:p/>
        </draw:connector>
        <draw:g draw:id="id45">
          <draw:custom-shape draw:style-name="gr9" draw:text-style-name="P7" draw:layer="layout" svg:width="2cm" svg:height="2cm" svg:x="69cm" svg:y="106.5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3cm" svg:y="106.8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1" draw:layer="layout" svg:x1="69cm" svg:y1="107.5cm" svg:x2="54.749cm" svg:y2="112cm" draw:start-shape="id45" draw:start-glue-point="3" draw:end-shape="id47" draw:end-glue-point="4" svg:d="m69000 107500h-14251v4500">
          <text:p/>
        </draw:connector>
        <draw:g draw:id="id46">
          <draw:rect draw:style-name="Заголовок_20_сущности" draw:layer="layout" svg:width="12cm" svg:height="2cm" svg:x="64cm" svg:y="114cm">
            <text:p/>
          </draw:rect>
          <draw:rect draw:style-name="Заголовок_20_сущности" draw:layer="layout" svg:width="10.824cm" svg:height="1.428cm" svg:x="64.588cm" svg:y="114.286cm">
            <text:p><text:span text:style-name="T12">Codes tree</text:span></text:p>
          </draw:rect>
        </draw:g>
        <draw:connector draw:style-name="gr13" draw:text-style-name="P1" draw:layer="layout" svg:x1="61.3cm" svg:y1="117cm" svg:x2="64cm" svg:y2="117.5cm" draw:start-shape="id48" draw:start-glue-point="1" draw:end-shape="id49" draw:end-glue-point="3" svg:d="m61300 117000h1350v500h1350">
          <text:p/>
        </draw:connector>
        <draw:g draw:id="id48">
          <draw:custom-shape draw:style-name="gr9" draw:text-style-name="P7" draw:layer="layout" svg:width="2cm" svg:height="2cm" svg:x="59.3cm" svg:y="116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9.6cm" svg:y="116.3cm">
            <text:p text:style-name="P1"><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1" draw:layer="layout" svg:x1="59.3cm" svg:y1="117cm" svg:x2="57cm" svg:y2="117cm" draw:start-shape="id48" draw:start-glue-point="3" draw:end-shape="id50" draw:end-glue-point="1" svg:d="m59300 117000h-2300">
          <text:p/>
        </draw:connector>
        <draw:rect draw:style-name="Список_20_атрибутов_20_сущносей" draw:text-style-name="P17" draw:layer="layout" svg:width="13cm" svg:height="6cm" svg:x="26cm" svg:y="114cm">
          <draw:glue-point draw:id="4" svg:x="-5cm" svg:y="-3.701cm"/>
          <draw:glue-point draw:id="5" svg:x="-5cm" svg:y="-1.017cm"/>
          <text:p><text:span text:style-name="T22">Code ID</text:span><text:span text:style-name="T20"> </text:span></text:p>
          <text:p><text:span text:style-name="T22">Code (ISO 639-3) of language, </text:span></text:p>
          <text:p text:style-name="P16"><text:span text:style-name="T22">in which named</text:span></text:p>
          <text:p><text:span text:style-name="T21">Name</text:span></text:p>
          <text:p><text:span text:style-name="T21">Entity</text:span></text:p>
          <text:p><text:span text:style-name="T21">Description</text:span></text:p>
          <text:p><text:span text:style-name="T21">Comments</text:span></text:p>
          <text:p><text:span text:style-name="T21"/></text:p>
        </draw:rect>
        <draw:rect draw:style-name="Свойства_20_атрибутов" draw:id="id43" draw:layer="layout" svg:width="1cm" svg:height="6cm" svg:x="39cm" svg:y="114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0">
          <draw:rect draw:style-name="Заголовок_20_сущности" draw:layer="layout" svg:width="13cm" svg:height="2cm" svg:x="26cm" svg:y="112cm">
            <text:p/>
          </draw:rect>
          <draw:rect draw:style-name="Заголовок_20_сущности" draw:layer="layout" svg:width="11.726cm" svg:height="1.428cm" svg:x="26.637cm" svg:y="112.286cm">
            <text:p><text:span text:style-name="T12">Code name</text:span></text:p>
          </draw:rect>
        </draw:g>
        <draw:rect draw:style-name="gr23" draw:text-style-name="P1" draw:id="id51" draw:layer="layout" svg:width="7cm" svg:height="1.5cm" svg:x="61.007cm" svg:y="128.5cm">
          <text:p text:style-name="P1">1: Root codifier</text:p>
        </draw:rect>
        <draw:rect draw:style-name="gr23" draw:text-style-name="P1" draw:id="id52" draw:layer="layout" svg:width="7cm" svg:height="1.5cm" svg:x="52.7cm" svg:y="134.024cm">
          <text:p text:style-name="P1">2: Codifier</text:p>
        </draw:rect>
        <draw:rect draw:style-name="gr23" draw:text-style-name="P1" draw:id="id53" draw:layer="layout" svg:width="7cm" svg:height="1.5cm" svg:x="61.007cm" svg:y="133.924cm">
          <text:p text:style-name="P1">3: Statuses set</text:p>
        </draw:rect>
        <draw:connector draw:style-name="gr24" draw:layer="layout" draw:type="line" svg:x1="64.507cm" svg:y1="130cm" svg:x2="56.2cm" svg:y2="134.024cm" draw:start-shape="id51" draw:start-glue-point="2" draw:end-shape="id52" draw:end-glue-point="0" svg:d="m64507 130000-8307 4024">
          <text:p/>
        </draw:connector>
        <draw:connector draw:style-name="gr24" draw:layer="layout" draw:type="line" svg:x1="64.507cm" svg:y1="130cm" svg:x2="64.507cm" svg:y2="133.924cm" draw:start-shape="id51" draw:start-glue-point="2" draw:end-shape="id53" draw:end-glue-point="0" svg:d="m64507 130000v3924">
          <text:p/>
        </draw:connector>
        <draw:path draw:style-name="gr25" draw:text-style-name="P1" draw:layer="layout" svg:width="10.188cm" svg:height="29.081cm" draw:transform="rotate (1.5707963267946) translate (50.9997459433193cm 135.03cm)" svg:viewBox="0 0 10189 29082" svg:d="m0 102069c606 37 1289-253 1814 135 651 481 1360 478 1932 1150 607 713 1136 1462 1755 2164 592 673 1161 1365 1698 2097 496 674 896 1436 1229 2231 290 693 470 1434 702 2164 225 708 306 1407 527 2097 223 694 352 1429 409 2164 61 788 146 1570 117 2368-31 854 15 1713 0 2568-13 745 28 1487-117 2233-160 824-239 1665-351 2502-96 716-194 1436-175 2164 18 675 0 1352 0 2029v676 271">
          <text:p/>
        </draw:path>
        <draw:frame draw:style-name="gr20" draw:text-style-name="P18" draw:layer="layout" svg:width="6.5cm" svg:height="1.75cm" svg:x="72.5cm" svg:y="125.75cm">
          <draw:text-box>
            <text:p><text:span text:style-name="T24">Known codes</text:span></text:p>
          </draw:text-box>
        </draw:frame>
        <draw:rect draw:style-name="gr23" draw:text-style-name="P1" draw:id="id54" draw:layer="layout" svg:width="12.5cm" svg:height="1.5cm" svg:x="69.5cm" svg:y="133.924cm">
          <text:p text:style-name="P1">3: (other types of) Complex codes sets</text:p>
        </draw:rect>
        <draw:connector draw:style-name="gr24" draw:layer="layout" draw:type="line" svg:x1="64.507cm" svg:y1="130cm" svg:x2="75.75cm" svg:y2="133.924cm" draw:start-shape="id51" draw:start-glue-point="2" draw:end-shape="id54" draw:end-glue-point="0" svg:d="m64507 130000 11243 3924">
          <text:p/>
        </draw:connector>
        <draw:rect draw:style-name="Кодификатор" draw:id="id55" draw:layer="layout" svg:width="9cm" svg:height="7.5cm" svg:x="37cm" svg:y="121cm">
          <text:p><text:span text:style-name="T25">Codes types</text:span></text:p>
          <text:p/>
          <text:p>metacodifier</text:p>
          <text:p>codifier</text:p>
          <text:p>statuses-set</text:p>
          <text:p>composite code part</text:p>
          <text:p>plain code</text:p>
          <text:p>undefined</text:p>
          <text:p>unclassified</text:p>
        </draw:rect>
        <draw:rect draw:style-name="Кодификатор" draw:layer="layout" svg:width="9cm" svg:height="2.5cm" svg:x="18.918cm" svg:y="40.382cm">
          <text:p><text:span text:style-name="T25">Codifier name</text:span></text:p>
          <text:p/>
          <text:p>Codes...</text:p>
        </draw:rect>
        <draw:rect draw:style-name="gr18" draw:text-style-name="P1" draw:layer="layout" svg:width="26.5cm" svg:height="8.5cm" svg:x="22cm" svg:y="129.5cm">
          <text:p text:style-name="P12">For codes that has code_type other than "plain code",</text:p>
          <text:p text:style-name="P12">code_text field becomes constrainted to hold only unique values.</text:p>
          <text:p text:style-name="P12">Besides that, a set of subcodes in scope of 1 codifier (supercode) is also </text:p>
          <text:p text:style-name="P12">constrainted to hold only unique code_text values, even if subcodes are "plain codes".</text:p>
          <text:p text:style-name="P12"/>
          <text:p text:style-name="P12">Examples:</text:p>
          <text:p text:style-name="P12">** codifier(ID: 1; code text: A), codifier(ID: 2; code text: A) — illegal (nonunique code_text)</text:p>
          <text:p text:style-name="P12">** codifier(ID: 1; code text: A; subcodes: [x,y,z,x]) — illegal (nonunique subcodes)</text:p>
          <text:p text:style-name="P12"/>
          <text:p text:style-name="P12">These constraints are controlled by triggers.</text:p>
        </draw:rect>
        <draw:connector draw:style-name="gr26" draw:text-style-name="P1" draw:layer="layout" draw:type="line" svg:x1="46cm" svg:y1="124.75cm" svg:x2="52.25cm" svg:y2="121cm" draw:start-shape="id55" draw:end-shape="id44" draw:end-glue-point="2" svg:d="m46000 124750 6250-37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2" draw:display-name="Стили стрелок 2"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2-06T06:58:46.21</dc:date>
    <dc:creator>Belka </dc:creator>
    <meta:editing-duration>PT71H16M38S</meta:editing-duration>
    <meta:editing-cycles>12</meta:editing-cycles>
    <meta:generator>OpenOffice.org/3.1$Win32 OpenOffice.org_project/310m19$Build-9420</meta:generator>
    <meta:document-statistic meta:object-count="210"/>
  </office:meta>
</office:document-meta>
</file>